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2a9" officeooo:paragraph-rsid="000502a9"/>
    </style:style>
    <style:style style:name="P2" style:family="paragraph" style:parent-style-name="Standard">
      <style:text-properties officeooo:paragraph-rsid="000502a9"/>
    </style:style>
    <style:style style:name="P3" style:family="paragraph" style:parent-style-name="Standard">
      <style:text-properties officeooo:rsid="00067c17" officeooo:paragraph-rsid="00067c17"/>
    </style:style>
    <style:style style:name="P4" style:family="paragraph" style:parent-style-name="Standard">
      <style:text-properties officeooo:rsid="000800fc" officeooo:paragraph-rsid="000800fc"/>
    </style:style>
    <style:style style:name="P5" style:family="paragraph" style:parent-style-name="Standard">
      <style:text-properties officeooo:paragraph-rsid="000800fc"/>
    </style:style>
    <style:style style:name="T1" style:family="text">
      <style:text-properties officeooo:rsid="000502a9"/>
    </style:style>
    <style:style style:name="T2" style:family="text">
      <style:text-properties officeooo:rsid="00080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nterviewing for a CEO, ask for experiences and stories that allude to:</text:p>
      <text:p text:style-name="P1"/>
      <text:p text:style-name="P1"/>
      <text:p text:style-name="P1">Being a leader. Making Decisions.</text:p>
      <text:p text:style-name="P1"/>
      <text:p text:style-name="P1">What big dreams do they have for the company and it’s future?</text:p>
      <text:p text:style-name="P1"/>
      <text:p text:style-name="P1">What vision do they have?</text:p>
      <text:p text:style-name="P1"/>
      <text:p text:style-name="P2"><text:span text:style-name="T1">What experiences allude to them being a jack of all trades?</text:span></text:p>
      <text:p text:style-name="P2"/>
      <text:p text:style-name="P1">What opportunities do they seen in the market or product pipeline? </text:p>
      <text:p text:style-name="P1"/>
      <text:p text:style-name="P1">What pain points exist in the current business and how would you fix it?</text:p>
      <text:p text:style-name="P1"/>
      <text:p text:style-name="P1">Proven capability to question whether people are in the right places.</text:p>
      <text:p text:style-name="P1"/>
      <text:p text:style-name="P1">Hands on - <text:s/>no “that’s not my job” mentality.</text:p>
      <text:p text:style-name="P1"/>
      <text:p text:style-name="P3">Ask questions that test their ability to identify when roles need to be re-organized.</text:p>
      <text:p text:style-name="P3">Can sense team performance declining due to a bad <text:span text:style-name="T2">apple in mix. How would they find such a thing?</text:span></text:p>
      <text:p text:style-name="P3"/>
      <text:p text:style-name="P4">Can tell whether people like their jobs</text:p>
      <text:p text:style-name="P4"/>
      <text:p text:style-name="P4">When would team building corporate events be good? When are they not appropriate?</text:p>
      <text:p text:style-name="P4"/>
      <text:p text:style-name="P4">Can you identify when leadership is not being met? How do you fill the gap in where leadership should be when it isnt met?</text:p>
      <text:p text:style-name="P4"/>
      <text:p text:style-name="P4">Can you optimize the team fit?</text:p>
      <text:p text:style-name="P4"/>
      <text:p text:style-name="P5">ore responsibilities of a CEO: </text:p>
      <text:p text:style-name="P5">Setting strategy and direction</text:p>
      <text:p text:style-name="P5">Creating, living and breathing the startup's culture, values, and behavior</text:p>
      <text:p text:style-name="P5">Hiring and leading the company's executive team</text:p>
      <text:p text:style-name="P5">Implementing short and long term plans</text:p>
      <text:p text:style-name="P5">Making important managerial and operational decisions</text:p>
      <text:p text:style-name="P4">Focusing on the needs of everybody from investors to employees, customers, and the board of direct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7:49:30.093168604</meta:creation-date>
    <dc:date>2021-02-08T20:31:40.503361454</dc:date>
    <meta:editing-duration>PT39S</meta:editing-duration>
    <meta:editing-cycles>1</meta:editing-cycles>
    <meta:document-statistic meta:table-count="0" meta:image-count="0" meta:object-count="0" meta:page-count="1" meta:paragraph-count="22" meta:word-count="228" meta:character-count="1335" meta:non-whitespace-character-count="1126"/>
    <meta:generator>LibreOffice/6.4.6.2$Linux_X86_64 LibreOffice_project/40$Build-2</meta:generator>
  </office:meta>
</office:document-meta>
</file>